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1ff5b0b" officeooo:paragraph-rsid="002cc967" style:font-size-asian="21pt" style:font-weight-asian="bold" style:font-size-complex="24pt" style:font-weight-complex="bold"/>
    </style:style>
    <style:style style:name="P3" style:family="paragraph" style:parent-style-name="Text_20_body" style:list-style-name="L3"/>
    <style:style style:name="P4" style:family="paragraph" style:parent-style-name="Text_20_body">
      <style:text-properties officeooo:paragraph-rsid="03083e2c"/>
    </style:style>
    <style:style style:name="P5" style:family="paragraph" style:parent-style-name="Text_20_body">
      <style:text-properties officeooo:paragraph-rsid="030cbb12"/>
    </style:style>
    <style:style style:name="P6" style:family="paragraph" style:parent-style-name="Text_20_body">
      <style:text-properties officeooo:rsid="030cbb12" officeooo:paragraph-rsid="030cbb12"/>
    </style:style>
    <style:style style:name="P7" style:family="paragraph" style:parent-style-name="Text_20_body">
      <style:text-properties officeooo:paragraph-rsid="03102780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officeooo:paragraph-rsid="03102780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3102780"/>
    </style:style>
    <style:style style:name="P11" style:family="paragraph" style:parent-style-name="Text_20_body">
      <style:paragraph-properties fo:margin-top="0cm" fo:margin-bottom="0cm" loext:contextual-spacing="false"/>
      <style:text-properties officeooo:paragraph-rsid="0316a0d5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316a0d5" officeooo:paragraph-rsid="0316a0d5"/>
    </style:style>
    <style:style style:name="P13" style:family="paragraph" style:parent-style-name="Heading_20_2" style:list-style-name="L1">
      <style:paragraph-properties fo:text-align="start" style:justify-single-word="false"/>
      <style:text-properties fo:font-size="18pt" fo:font-weight="normal" officeooo:rsid="0285258a" officeooo:paragraph-rsid="02af3e22" style:font-size-asian="18pt" style:font-weight-asian="normal" style:font-size-complex="18pt" style:font-weight-complex="normal"/>
    </style:style>
    <style:style style:name="T1" style:family="text">
      <style:text-properties officeooo:rsid="0304b275"/>
    </style:style>
    <style:style style:name="T2" style:family="text">
      <style:text-properties officeooo:rsid="03083e2c"/>
    </style:style>
    <style:style style:name="T3" style:family="text">
      <style:text-properties officeooo:rsid="030aecc7"/>
    </style:style>
    <style:style style:name="T4" style:family="text">
      <style:text-properties officeooo:rsid="030cbb12"/>
    </style:style>
    <style:style style:name="T5" style:family="text">
      <style:text-properties officeooo:rsid="030f1e9f"/>
    </style:style>
    <style:style style:name="T6" style:family="text">
      <style:text-properties officeooo:rsid="03102780"/>
    </style:style>
    <style:style style:name="T7" style:family="text">
      <style:text-properties officeooo:rsid="0316a0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">10 Docker</text:span></text:p>
      <text:p text:style-name="P2"/>
      <text:list xml:id="list5287191807348223861" text:style-name="L1">
        <text:list-header>
          <text:p text:style-name="P13">Assignment</text:p>
        </text:list-header>
        <text:list-item text:style-override="L3">
          <text:p text:style-name="P3">Create a seperate docker network 'mynet' (bridge mode) and use it for below tasks.</text:p>
        </text:list-item>
      </text:list>
      <text:p text:style-name="Text_20_body"/>
      <text:p text:style-name="Text_20_body"><text:s text:c="7"/><text:span text:style-name="T2">```</text:span></text:p>
      <text:p text:style-name="P4"><text:s text:c="7"/><text:span text:style-name="T2">$ docker network create -d bridge mynet</text:span></text:p>
      <text:p text:style-name="Text_20_body"><text:s text:c="7"/><text:span text:style-name="T2">```</text:span></text:p>
      <text:p text:style-name="Text_20_body">!<text:span text:style-name="T3">[docker-network-ls]()</text:span></text:p>
      <text:p text:style-name="Text_20_body"/>
      <text:list xml:id="list175037385620650" text:continue-list="list5287191807348223861" text:style-name="L3">
        <text:list-item>
          <text:p text:style-name="P3">Create docker image for Spring3HibernateApp</text:p>
        </text:list-item>
      </text:list>
      <text:p text:style-name="Text_20_body"/>
      <text:p text:style-name="Text_20_body"><text:s text:c="8"/><text:span text:style-name="T3">```</text:span></text:p>
      <text:p text:style-name="P5"><text:s text:c="8"/><text:span text:style-name="T4">FROM tomcat</text:span></text:p>
      <text:p text:style-name="P6"><text:s text:c="8"/>RUN apt-get update</text:p>
      <text:p text:style-name="P6"><text:s text:c="8"/>ADD Spring3HibernateApp.war /usr/local/tomcat/webapps/</text:p>
      <text:p text:style-name="P6"><text:s text:c="8"/>WORKDIR /usr/local/tomcat/webapps</text:p>
      <text:p text:style-name="P6"><text:s text:c="8"/>EXPOSE 8080</text:p>
      <text:p text:style-name="P6"><text:s text:c="8"/>CMD ["service tomcat start"]</text:p>
      <text:p text:style-name="Text_20_body"><text:s text:c="8"/><text:span text:style-name="T3">```</text:span></text:p>
      <text:p text:style-name="Text_20_body"/>
      <text:p text:style-name="Text_20_body">!<text:span text:style-name="T5">[Dockerfile]()</text:span></text:p>
      <text:p text:style-name="Text_20_body">!<text:span text:style-name="T5">[Dockerbuild]()</text:span></text:p>
      <text:p text:style-name="Text_20_body"/>
      <text:p text:style-name="Text_20_body"/>
      <text:p text:style-name="Text_20_body"/>
      <text:p text:style-name="Text_20_body"/>
      <text:p text:style-name="P7"/>
      <text:list xml:id="list175037744963564" text:continue-numbering="true" text:style-name="L3">
        <text:list-item>
          <text:p text:style-name="P3"><text:soft-page-break/>Dockerize Spring3HibernateApp via Docker CLI</text:p>
          <text:list>
            <text:list-item>
              <text:p text:style-name="P8">Use created image for running container </text:p>
            </text:list-item>
            <text:list-item>
              <text:p text:style-name="P8">Bind application to host machine port 80 </text:p>
            </text:list-item>
            <text:list-item>
              <text:p text:style-name="P8">Persist webapps volume </text:p>
            </text:list-item>
            <text:list-item>
              <text:p text:style-name="P8">Restict memory utilization to 512M </text:p>
            </text:list-item>
            <text:list-item>
              <text:p text:style-name="P8">Container should be removed if it gets into exited state </text:p>
            </text:list-item>
            <text:list-item>
              <text:p text:style-name="P9">Run container in recently docker network 'my-net' </text:p>
            </text:list-item>
          </text:list>
        </text:list-item>
      </text:list>
      <text:p text:style-name="P10"/>
      <text:p text:style-name="P10"><text:s text:c="19"/><text:span text:style-name="T6">```</text:span></text:p>
      <text:p text:style-name="P10"><text:s text:c="19"/><text:span text:style-name="T6">$ docker run -itdp 84:8080 -v 'source=myvol,target=/usr/local/tomcat/webapps' --memory="512m" <text:s/>--network=mynet springapp</text:span></text:p>
      <text:p text:style-name="P10"><text:s text:c="19"/><text:span text:style-name="T6">```</text:span></text:p>
      <text:p text:style-name="P10"/>
      <text:p text:style-name="P10">!<text:span text:style-name="T6">[verify]()</text:span></text:p>
      <text:p text:style-name="P10"/>
      <text:list xml:id="list175037728988151" text:continue-numbering="true" text:style-name="L3">
        <text:list-item>
          <text:p text:style-name="P3">Dockerize Spring3HibernateApp via Docker Compose</text:p>
          <text:list>
            <text:list-item>
              <text:p text:style-name="P8">Deploy service using created image </text:p>
            </text:list-item>
            <text:list-item>
              <text:p text:style-name="P8">Use 'my-net' network </text:p>
            </text:list-item>
            <text:list-item>
              <text:p text:style-name="P8">Bind host machine port 80 </text:p>
            </text:list-item>
            <text:list-item>
              <text:p text:style-name="P9">Instead of volume mount use data volume to persist webapps directory</text:p>
              <text:p text:style-name="P9"/>
            </text:list-item>
          </text:list>
        </text:list-item>
      </text:list>
      <text:p text:style-name="P10"><text:s text:c="19"/><text:span text:style-name="T6">```</text:span></text:p>
      <text:p text:style-name="P11"><text:s text:c="19"/><text:span text:style-name="T7">version: '3'</text:span></text:p>
      <text:p text:style-name="P12">services:</text:p>
      <text:p text:style-name="P12"><text:s text:c="2"/>springapp:</text:p>
      <text:p text:style-name="P12"><text:s text:c="4"/>build:</text:p>
      <text:p text:style-name="P12"><text:s text:c="6"/>context: /home/lovedeep/Desktop/ASSIGNMENTS/docker_prac/test</text:p>
      <text:p text:style-name="P12"><text:s text:c="6"/>dockerfile: Dockerfile</text:p>
      <text:p text:style-name="P12"><text:s text:c="4"/>networks:</text:p>
      <text:p text:style-name="P12"><text:s text:c="6"/>- <text:s/>mynet</text:p>
      <text:p text:style-name="P12"><text:s text:c="4"/>ports:</text:p>
      <text:p text:style-name="P12"><text:s text:c="6"/>- 87:8080</text:p>
      <text:p text:style-name="P12"><text:s text:c="4"/>volumes:</text:p>
      <text:p text:style-name="P12"><text:s text:c="6"/>- myvol1:/usr/local/tomcat/webapps</text:p>
      <text:p text:style-name="P12">volumes:</text:p>
      <text:p text:style-name="P12"><text:s text:c="2"/>myvol1:</text:p>
      <text:p text:style-name="P12"><text:soft-page-break/></text:p>
      <text:p text:style-name="P12">networks:</text:p>
      <text:p text:style-name="P12"><text:s text:c="2"/>mynet:</text:p>
      <text:p text:style-name="P10"><text:s text:c="19"/><text:span text:style-name="T6">```</text:span></text:p>
      <text:p text:style-name="P10"/>
      <text:p text:style-name="P10">!<text:span text:style-name="T7">[docker-compose-file]()</text:span></text:p>
      <text:p text:style-name="P10">!<text:span text:style-name="T7">[dockercomposerun]()</text:span></text:p>
      <text:p text:style-name="P10"/>
      <text:list xml:id="list175038930815226" text:continue-numbering="true" text:style-name="L3">
        <text:list-item>
          <text:p text:style-name="P3">Dockerize Spring3HibernateApp via Docker Swarm</text:p>
          <text:list>
            <text:list-item>
              <text:p text:style-name="P8">Setup 1 manager and 2 worker nodes </text:p>
            </text:list-item>
            <text:list-item>
              <text:p text:style-name="P8">Deploy Spring3HibernateApp stack using compose file </text:p>
            </text:list-item>
            <text:list-item>
              <text:p text:style-name="P3">Replicate service to 3 containers </text:p>
            </text:list-item>
          </text:list>
          <text:p text:style-name="P1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27T17:48:28.723941364</dc:date>
    <meta:editing-duration>P2DT4H39M5S</meta:editing-duration>
    <meta:editing-cycles>364</meta:editing-cycles>
    <meta:generator>LibreOffice/5.1.6.2$Linux_X86_64 LibreOffice_project/10m0$Build-2</meta:generator>
    <meta:document-statistic meta:table-count="0" meta:image-count="0" meta:object-count="0" meta:page-count="3" meta:paragraph-count="60" meta:word-count="210" meta:character-count="1745" meta:non-whitespace-character-count="1351"/>
  </office:meta>
</office:document-meta>
</file>